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2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P1" style:family="paragraph" style:parent-style-name="Footer">
      <style:text-properties style:font-name="Noto Sans Light"/>
    </style:style>
    <style:style style:name="P2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3" style:family="paragraph" style:parent-style-name="Frame_20_contents">
      <style:paragraph-properties fo:margin-left="0cm" fo:margin-right="0cm" fo:text-align="end" style:justify-single-word="false" fo:text-indent="0cm" style:auto-text-indent="false" style:punctuation-wrap="hanging"/>
    </style:style>
    <style:style style:name="P4" style:family="paragraph" style:parent-style-name="Standard">
      <style:paragraph-properties fo:text-align="end" style:justify-single-word="false"/>
      <style:text-properties style:font-name="Loma" fo:font-size="16pt" style:font-size-asian="16pt" style:font-size-complex="16pt"/>
    </style:style>
    <style:style style:name="P5" style:family="paragraph" style:parent-style-name="Standard">
      <style:text-properties style:font-name="Loma" fo:font-size="12pt" style:font-size-asian="12pt" style:font-name-complex="Arial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oma" fo:font-size="12pt" style:font-size-asian="12pt" style:font-name-complex="Arial1" style:font-size-complex="12pt"/>
    </style:style>
    <style:style style:name="P7" style:family="paragraph" style:parent-style-name="Standard">
      <style:text-properties style:font-name="Loma" fo:font-size="6pt" style:font-size-asian="6pt" style:font-size-complex="6pt"/>
    </style:style>
    <style:style style:name="P8" style:family="paragraph" style:parent-style-name="Standard">
      <style:paragraph-properties fo:text-align="end" style:justify-single-word="false"/>
      <style:text-properties style:font-name="Loma"/>
    </style:style>
    <style:style style:name="P9" style:family="paragraph" style:parent-style-name="Standard">
      <style:text-properties style:font-name="Loma" fo:font-size="11pt" style:font-size-asian="11pt" style:font-name-complex="Arial1" style:font-size-complex="11pt"/>
    </style:style>
    <style:style style:name="P1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name-complex="Arial1" style:font-size-complex="11pt"/>
    </style:style>
    <style:style style:name="P11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"/>
    </style:style>
    <style:style style:name="P13" style:family="paragraph" style:parent-style-name="Standard">
      <style:paragraph-properties fo:line-height="0.499cm">
        <style:tab-stops>
          <style:tab-stop style:position="8.625cm"/>
        </style:tab-stops>
      </style:paragraph-properties>
    </style:style>
    <style:style style:name="P14" style:family="paragraph" style:parent-style-name="Standard">
      <style:paragraph-properties fo:line-height="0.499cm"/>
    </style:style>
    <style:style style:name="P15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6" style:family="paragraph" style:parent-style-name="Standard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17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P22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2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Loma"/>
    </style:style>
    <style:style style:name="T2" style:family="text">
      <style:text-properties style:font-name="Loma" fo:font-size="16pt" style:font-size-asian="16pt" style:font-size-complex="16pt"/>
    </style:style>
    <style:style style:name="T3" style:family="text">
      <style:text-properties style:font-name="Loma" fo:font-size="12pt" style:font-size-asian="12pt" style:font-name-complex="Arial1" style:font-size-complex="12pt"/>
    </style:style>
    <style:style style:name="T4" style:family="text">
      <style:text-properties style:font-name="Loma" fo:font-size="8pt" style:text-underline-style="solid" style:text-underline-width="auto" style:text-underline-color="font-color" style:font-size-asian="8pt" style:font-name-complex="Arial1" style:font-size-complex="8pt"/>
    </style:style>
    <style:style style:name="T5" style:family="text">
      <style:text-properties style:font-name="Loma" fo:font-size="6pt" style:font-size-asian="6pt" style:font-size-complex="6pt"/>
    </style:style>
    <style:style style:name="T6" style:family="text">
      <style:text-properties style:font-name="Loma" fo:font-size="11pt" style:font-size-asian="11pt" style:font-name-complex="Arial1" style:font-size-complex="11pt"/>
    </style:style>
    <style:style style:name="T7" style:family="text"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Loma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9" style:family="text">
      <style:text-properties style:font-name="Loma" fo:font-size="14pt" fo:font-weight="bold" style:font-size-asian="14pt" style:font-weight-asian="bold" style:font-name-complex="Arial1" style:font-size-complex="14pt" style:font-weight-complex="bold"/>
    </style:style>
    <style:style style:name="T10" style:family="text">
      <style:text-properties fo:color="#000000" loext:opacity="100%" style:font-name="Arial" fo:font-size="8pt" style:font-size-asian="8pt" style:font-size-complex="8pt"/>
    </style:style>
    <style:style style:name="T11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2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Loma" fo:font-size="14pt" style:text-underline-style="none" style:font-size-asian="14pt" style:font-name-complex="Loma1" style:font-size-complex="14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text-underline-style="none"/>
    </style:style>
    <style:style style:name="T16" style:family="text">
      <style:text-properties style:font-name="Noto Sans Light"/>
    </style:style>
    <style:style style:name="T17" style:family="text">
      <style:text-properties style:use-window-font-color="true" loext:opacity="0%" style:font-name="Loma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18" style:family="text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19" style:family="text">
      <style:text-properties style:use-window-font-color="true" loext:opacity="0%" style:font-name="Loma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0" style:family="text"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1" style:family="text"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fo:color="#2a6099" loext:opacity="100%" style:font-name="Loma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43cm" fo:margin-top="0cm" fo:margin-bottom="0.55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/>
      <text:p text:style-name="P4" loext:marker-style-name="T2"><draw:custom-shape text:anchor-type="char" draw:z-index="0" draw:name="Textrahmen 1" draw:style-name="gr2" draw:text-style-name="P24" svg:width="4.917cm" svg:height="1.061cm" svg:x="1.15cm" svg:y="0.138cm"><text:p text:style-name="P2" loext:marker-style-name="T14"><text:span text:style-name="T10">Kostenloser Musterantrag von</text:span><text:span text:style-name="T10"/></text:p><text:p text:style-name="P2"><text:span text:style-name="Internet_20_Link"><text:span text:style-name="T11">www.grundbuch-musterantrag.de</text:span></text:span></text:p><text:p text:style-name="P2" loext:marker-style-name="T14"><text:span text:style-name="T12">von Rico Angenvoor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24" svg:width="10.32cm" svg:height="3.282cm" svg:x="6.161cm" svg:y="0.056cm"><text:p text:style-name="P3" loext:marker-style-name="T15"><text:span text:style-name="T13">{antragsteller.vorname} {antragsteller.nachname}</text:span><text:span text:style-name="T13"/></text:p><text:p text:style-name="P3" loext:marker-style-name="T15"><text:span text:style-name="T13">{antragsteller.straße}</text:span><text:span text:style-name="T13"/></text:p><text:p text:style-name="P3" loext:marker-style-name="T15"><text:span text:style-name="T13">{antragsteller.plz} {antragsteller.ort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3"/>
      <text:p text:style-name="P5" loext:marker-style-name="T3"/>
      <text:p text:style-name="P5" loext:marker-style-name="T3"/>
      <text:p text:style-name="P5" loext:marker-style-name="T3"/>
      <text:section text:style-name="Sect1" text:name="TextSection">
        <text:p text:style-name="Standard" loext:marker-style-name="T1"><text:span text:style-name="T17">{antragsteller.vorname}</text:span><text:span text:style-name="T4"> </text:span><text:span text:style-name="T17">{antragsteller.nachname}</text:span><text:span text:style-name="T4"> - {</text:span><text:span text:style-name="T17">antragsteller.</text:span><text:span text:style-name="T4">straße} - {</text:span><text:span text:style-name="T17">antragsteller.</text:span><text:span text:style-name="T4">plz} {</text:span><text:span text:style-name="T17">antragsteller.</text:span><text:span text:style-name="T4">ort}</text:span></text:p>
        <text:p text:style-name="P7" loext:marker-style-name="T5"/>
        <text:p text:style-name="P13"><text:span text:style-name="T18">{grundbuchamt.name}</text:span></text:p>
        <text:p text:style-name="P14"><text:span text:style-name="T18">{grundbuchamt.straße} </text:span></text:p>
        <text:p text:style-name="P14"><text:span text:style-name="T18">{grundbuchamt.plz} {grundbuchamt.ort}</text:span></text:p>
        <text:p text:style-name="P4" loext:marker-style-name="T2"/>
        <text:p text:style-name="P15" loext:marker-style-name="T1"><text:span text:style-name="T19">{antragsteller.email}</text:span><text:span text:style-name="T19"/></text:p>
        <text:p text:style-name="P15" loext:marker-style-name="T1"><text:span text:style-name="T19">{antragsteller.telefonnummer}</text:span><text:span text:style-name="T19"/></text:p>
        <text:p text:style-name="P8" loext:marker-style-name="T1"/>
        <text:p text:style-name="P16" loext:marker-style-name="T18"/>
        <text:p text:style-name="P9" loext:marker-style-name="T6"/>
      </text:section>
      <text:section text:style-name="Sect2" text:name="Bereich1">
        <text:p text:style-name="P15" loext:marker-style-name="T1"><text:span text:style-name="T6">{datum}</text:span><text:span text:style-name="T6"/></text:p>
        <text:p text:style-name="P10" loext:marker-style-name="T6"/>
        <text:p text:style-name="P17" loext:marker-style-name="T1"><text:span text:style-name="T9">Antrag auf Namensberichtigung</text:span><text:span text:style-name="T9"/></text:p>
        <text:p text:style-name="P12" loext:marker-style-name="T1"/>
        <text:p text:style-name="P17" loext:marker-style-name="T1"><text:span text:style-name="T7">Ich beantrage die Berichtigung meines Namens in sämtlichen meiner Grundbücher.</text:span><text:span text:style-name="T7"/></text:p>
        <text:p text:style-name="P17" loext:marker-style-name="T1"><text:span text:style-name="T7">Ich habe mindestens folgenden Grundbesitz: </text:span><text:span text:style-name="T7"/></text:p>
        <text:p text:style-name="P21" loext:marker-style-name="T20"/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18" loext:marker-style-name="T1"><text:span text:style-name="T22">Gemarkung:</text:span><text:span text:style-name="T22"/></text:p>
            </table:table-cell>
            <table:table-cell table:style-name="Tabelle1.A1" office:value-type="string">
              <text:p text:style-name="P18" loext:marker-style-name="T1"><text:span text:style-name="T8">{grundstueck.gemarkung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18" loext:marker-style-name="T1"><text:span text:style-name="T22">Blattnummer:</text:span><text:span text:style-name="T22"/></text:p>
            </table:table-cell>
            <table:table-cell table:style-name="Tabelle1.A1" office:value-type="string">
              <text:p text:style-name="P18" loext:marker-style-name="T1"><text:span text:style-name="T8">{grundstueck.blattnummer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18" loext:marker-style-name="T1"><text:span text:style-name="T22">Anschrift:</text:span><text:span text:style-name="T22"/></text:p>
            </table:table-cell>
            <table:table-cell table:style-name="Tabelle1.A1" office:value-type="string">
              <text:p text:style-name="P18" loext:marker-style-name="T1"><text:span text:style-name="T8">{grundstueck.straße}</text:span><text:span text:style-name="T8"/></text:p>
              <text:p text:style-name="P18" loext:marker-style-name="T1"><text:span text:style-name="T8">{grundstueck.plz} {grundstueck.ort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19" loext:marker-style-name="T1"><text:span text:style-name="T22">Flur:</text:span><text:span text:style-name="T22"/></text:p>
            </table:table-cell>
            <table:table-cell table:style-name="Tabelle1.A1" office:value-type="string">
              <text:p text:style-name="P19" loext:marker-style-name="T1"><text:span text:style-name="T8">{grundstueck.flur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20" loext:marker-style-name="T1"><text:span text:style-name="T22">Flurstück:</text:span><text:span text:style-name="T22"/></text:p>
            </table:table-cell>
            <table:table-cell table:style-name="Tabelle1.A1" office:value-type="string">
              <text:p text:style-name="P20" loext:marker-style-name="T1"><text:span text:style-name="T8">{grundstueck.flurstück}</text:span><text:span text:style-name="T8"/></text:p>
            </table:table-cell>
          </table:table-row>
        </table:table>
        <text:p text:style-name="P22" loext:marker-style-name="T21"/>
        <text:p text:style-name="P22" loext:marker-style-name="T21"/>
        <text:p text:style-name="P23" loext:marker-style-name="T1"><text:span text:style-name="T7">Mit freundlichen Grüßen</text:span><text:span text:style-name="T7"/></text:p>
        <text:p text:style-name="P11" loext:marker-style-name="T7"/>
        <text:p text:style-name="P23" loext:marker-style-name="T1"><text:span text:style-name="T7">_______________________</text:span><text:span text:style-name="T7"/></text:p>
        <text:p text:style-name="P23" loext:marker-style-name="T1"><text:span text:style-name="T19">{antragsteller.vorname}</text:span><text:span text:style-name="T7"> </text:span><text:span text:style-name="T19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1-13T00:02:28</dc:date>
    <meta:editing-cycles>202</meta:editing-cycles>
    <meta:editing-duration>PT17H26M</meta:editing-duration>
    <meta:generator>LibreOffice/24.2.7.2$Linux_X86_64 LibreOffice_project/420$Build-2</meta:generator>
    <meta:document-statistic meta:table-count="1" meta:image-count="1" meta:object-count="0" meta:page-count="1" meta:paragraph-count="30" meta:word-count="62" meta:character-count="870" meta:non-whitespace-character-count="836"/>
    <meta:user-defined meta:name="AppVersion">15.0000</meta:user-defined>
  </office:meta>
</office:document-meta>
</file>